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2"/>
    <style:style style:name="P2" style:family="paragraph" style:parent-style-name="Text_20_body" style:list-style-name="L2">
      <style:paragraph-properties fo:margin-top="0in" fo:margin-bottom="0in"/>
    </style:style>
    <style:style style:name="T1" style:family="text">
      <style:text-properties style:font-name="monospace"/>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4871533" text:style-name="L2">
        <text:list-item>
          <text:p text:style-name="P2">how many lines are printed by the program? <text:line-break/><text:line-break/><text:span text:style-name="T4">The program prints 3 lines. It prints “Before fork” once and “After fork” twice.</text:span><text:line-break/></text:p>
        </text:list-item>
        <text:list-item>
          <text:p text:style-name="P2">describe what is happening to produce the answer observed for the above question<text:line-break/><text:line-break/><text:span text:style-name="T4">When main starts running it is running under one process. That is why we see “Before fork” one time. Then the process running main is instructed to spawn a new process via the fork() function call. After calling fork() the parent process and the new spawned process will both execute the code under fork(). In this case, they will both call puts(“After fork”) printing this message twice to std out.</text:span><text:line-break/><text:line-break/><text:line-break/></text:p>
        </text:list-item>
        <text:list-item>
          <text:p text:style-name="P1">using the <text:span text:style-name="T1">ps </text:span>utility with <text:span text:style-name="T2">appropriate </text:span>options, observe and report the PIDs and the status of your processes.  Provide a brief explanation.  You will need to examine the man pages for the <text:span text:style-name="T1">ps </text:span>utility to determine how to display all of the required information and to display all process <text:span text:style-name="T2">threads</text:span>.<text:line-break/><text:line-break/><text:span text:style-name="T4">PIDs: 23601, 23602<text:tab/><text:tab/>Status: S<text:tab/><text:tab/>Comand: ps aux<text:line-break/></text:span></text:p>
          <text:p text:style-name="P1"><text:span text:style-name="T4">The two processes have sequential PID numbers. The status S represents a process in interruptible sleep. This means the process is waiting for an event to complete.</text:span></text:p>
          <text:p text:style-name="P1"/>
        </text:list-item>
        <text:list-item>
          <text:p text:style-name="P1">create a diagram illustrating how this program executes (i.e. show the process hierarchy diagram, similar to what we did in class)<text:line-break/><text:line-break/><text:line-break/><text:line-break/><text:line-break/><text:line-break/><text:line-break/><text:line-break/><text:line-break/><text:line-break/><text:line-break/><text:line-break/><text:line-break/><text:line-break/><text:line-break/><text:line-break/><text:line-break/><text:line-break/><text:line-break/></text:p>
          <text:p text:style-name="P1"/>
        </text:list-item>
        <text:list-item>
          <text:p text:style-name="P1"><text:soft-page-break/>in the context of our classroom discussions on process state, process operations, process scheduling, etc., describe what you observed and try explain what is happening to produce the observed results.  Note: your results will depend, to some extent, on the machine you are using.  This is primarily an experiment; look for apparent anomalies and try to explain them.<text:line-break/><text:line-break/><text:span text:style-name="T4">In the sample program we call fork() multiple times to spawn new children processes. This causes multiple processes to execute the for loop in parallel. This is why we see PIDs scattered throughout the printing of the for loop to std out.</text:span><text:line-break/></text:p>
          <text:p text:style-name="P1"/>
        </text:list-item>
        <text:list-item>
          <text:p text:style-name="P1">what line did you insert for the <text:span text:style-name="Teletype">wait()</text:span> system call?<text:line-break/><text:line-break/>c<text:span text:style-name="T4">hild = wait( &amp;status);</text:span></text:p>
          <text:p text:style-name="P1"/>
        </text:list-item>
        <text:list-item>
          <text:p text:style-name="P1">who prints first, the child or the parent?  Why?<text:line-break/><text:line-break/><text:span text:style-name="T4">The child prints first. When the child exits everything remaining in the buffer (printf()) will be executed before it terminates. Since the parent is waiting for the child to terminate it makes sense that we see the child's output before we see the parent's.</text:span></text:p>
          <text:p text:style-name="P1"/>
        </text:list-item>
        <text:list-item>
          <text:p text:style-name="P1">what two values are printed out by the parent in Sample Program 3?  (No, not the actual numbers, but what they mean.)  In other words, describe the interaction between the <text:span text:style-name="Teletype">exit()</text:span> function and the <text:span text:style-name="Teletype">wait()</text:span> system call.  You may want to experiment by changing some of these values to better understand the interaction.<text:line-break/><text:line-break/><text:span text:style-name="T4">The exit() function call executes and the PID of the process exiting (or -1 if error) is returned to the parent process which is then returned when the wait() function finishes.</text:span></text:p>
          <text:p text:style-name="P1"/>
        </text:list-item>
        <text:list-item>
          <text:p text:style-name="P1">when is the second print line ("<text:span text:style-name="T1">After the exec</text:span>") printed?  Explain your answer.<text:line-break/><text:line-break/><text:span text:style-name="T4">The “After the exec” line is never printed. This is because the execvp() function will overwrite the current code in the process. This will cause the “After the exec” print line to be overwritten by new code.</text:span></text:p>
          <text:p text:style-name="P1"/>
        </text:list-item>
        <text:list-item>
          <text:p text:style-name="P1">explain how the second argument passed to <text:span text:style-name="Teletype"><text:span text:style-name="T3">execvp() </text:span></text:span>is used? <text:line-break/><text:line-break/><text:span text:style-name="T4">The second argument passed to execvp() is used to pass along arguments to the file to be ru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1/17/13<text:tab/>Lab 2<text:tab/>Ryan Abel</text:p>
        <text:p text:style-name="Header"><text:tab/><text:tab/>Corey Jon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ta:initial-creator>
    <meta:creation-date>2013-01-17T13:14:47</meta:creation-date>
    <dc:date>2013-01-17T14:41:56</dc:date>
    <dc:creator>Abel </dc:creator>
    <meta:editing-duration>PT1H27M9S</meta:editing-duration>
    <meta:editing-cycles>8</meta:editing-cycles>
    <meta:generator>LibreOffice/3.4$Unix LibreOffice_project/340m1$Build-502</meta:generator>
    <meta:document-statistic meta:table-count="0" meta:image-count="0" meta:object-count="0" meta:page-count="2" meta:paragraph-count="13" meta:word-count="557" meta:character-count="3252" meta:non-whitespace-character-count="2668"/>
  </office:meta>
</office:document-meta>
</file>